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2.1mm" fo:break-before="auto" style:use-optimal-row-height="fals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15.08mm" fo:break-before="auto" style:use-optimal-row-height="false"/>
    </style:style>
    <style:style style:name="ro9" style:family="table-row">
      <style:table-row-properties style:row-height="30.96mm" fo:break-before="auto" style:use-optimal-row-height="true"/>
    </style:style>
    <style:style style:name="ro10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31.49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00a6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ackground-color="#f582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9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46"/>
          <table:table-column table:style-name="co3" table:default-cell-style-name="ce88"/>
          <table:table-column table:style-name="co4" table:default-cell-style-name="ce46"/>
          <table:table-column table:style-name="co5" table:default-cell-style-name="ce46"/>
        </table:table-column-group>
        <table:table-column table:style-name="co6" table:number-columns-repeated="22" table:default-cell-style-name="ce46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1" table:number-columns-spanned="22" table:number-rows-spanned="1"/>
          <table:covered-table-cell table:number-columns-repeated="21" table:style-name="ce114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89" office:value-type="string" calcext:value-type="string" table:number-columns-spanned="4" table:number-rows-spanned="1">
            <text:p>Februar</text:p>
          </table:table-cell>
          <table:covered-table-cell table:number-columns-repeated="3" table:style-name="ce89"/>
          <table:table-cell table:style-name="ce109" office:value-type="string" calcext:value-type="string" table:number-columns-spanned="4" table:number-rows-spanned="1">
            <text:p>März</text:p>
          </table:table-cell>
          <table:covered-table-cell table:number-columns-repeated="3" table:style-name="ce109"/>
          <table:table-cell table:style-name="ce142" office:value-type="string" calcext:value-type="string" table:number-columns-spanned="5" table:number-rows-spanned="1">
            <text:p>April</text:p>
          </table:table-cell>
          <table:covered-table-cell table:number-columns-repeated="4" table:style-name="ce142"/>
          <table:table-cell table:style-name="ce89" office:value-type="string" calcext:value-type="string" table:number-columns-spanned="4" table:number-rows-spanned="1">
            <text:p>Mai</text:p>
          </table:table-cell>
          <table:covered-table-cell table:number-columns-repeated="3" table:style-name="ce89"/>
          <table:table-cell table:style-name="ce89" office:value-type="string" calcext:value-type="string" table:number-columns-spanned="5" table:number-rows-spanned="1">
            <text:p>Juni</text:p>
          </table:table-cell>
          <table:covered-table-cell table:number-columns-repeated="4" table:style-name="ce89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105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105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148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148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3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25])" office:value-type="float" office:value="64" calcext:value-type="float">
            <text:p>64</text:p>
          </table:table-cell>
          <table:table-cell table:style-name="ce44" table:formula="of:=SUM([.D5:.D25])" office:value-type="float" office:value="71" calcext:value-type="float">
            <text:p>71</text:p>
          </table:table-cell>
          <table:table-cell table:style-name="ce44" table:formula="of:=SUM([.E5:.E2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175" table:number-columns-repeated="3"/>
          <table:table-cell table:style-name="ce122"/>
          <table:table-cell table:style-name="ce81" table:number-columns-repeated="4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1.1</text:p>
            </table:table-cell>
            <table:table-cell table:style-name="ce18" office:value-type="string" calcext:value-type="string" table:number-columns-spanned="1" table:number-rows-spanned="2">
              <text:p>Projektinitialisierung erstell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5]-[.C5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4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2</text:p>
            </table:table-cell>
            <table:table-cell table:style-name="ce18" office:value-type="string" calcext:value-type="string" table:number-columns-spanned="1" table:number-rows-spanned="2">
              <text:p>Projektorganisation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67" table:formula="of:=[.D7]-[.C7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4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3</text:p>
            </table:table-cell>
            <table:table-cell table:style-name="ce18" office:value-type="string" calcext:value-type="string" table:number-columns-spanned="1" table:number-rows-spanned="2">
              <text:p>Projektziele und Abgrenzung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9]-[.C9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4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4</text:p>
            </table:table-cell>
            <table:table-cell table:style-name="ce18" office:value-type="string" calcext:value-type="string" table:number-columns-spanned="1" table:number-rows-spanned="2">
              <text:p>Vorbereitung Kick Off &amp;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67" table:formula="of:=[.D11]-[.C11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4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5</text:p>
            </table:table-cell>
            <table:table-cell table:style-name="ce18" office:value-type="string" calcext:value-type="string" table:number-columns-spanned="1" table:number-rows-spanned="2">
              <text:p>Projektpla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formula="of:=[.D13]-[.C13]" office:value-type="float" office:value="4" calcext:value-type="float" table:number-columns-spanned="1" table:number-rows-spanned="2">
              <text:p>4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104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6</text:p>
            </table:table-cell>
            <table:table-cell table:style-name="ce18" office:value-type="string" calcext:value-type="string" table:number-columns-spanned="1" table:number-rows-spanned="2">
              <text:p>Anforderungskatalog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6" calcext:value-type="float" table:number-columns-spanned="1" table:number-rows-spanned="2">
              <text:p>6</text:p>
            </table:table-cell>
            <table:table-cell table:style-name="ce36" table:formula="of:=[.D15]-[.C15]" office:value-type="float" office:value="2" calcext:value-type="float" table:number-columns-spanned="1" table:number-rows-spanned="2">
              <text:p>2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104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Default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2"/>
            <table:table-cell table:style-name="ce127"/>
            <table:table-cell table:style-name="ce124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7</text:p>
            </table:table-cell>
            <table:table-cell table:style-name="ce19" office:value-type="string" calcext:value-type="string" table:number-columns-spanned="1" table:number-rows-spanned="2">
              <text:p>Risikoanalyse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17]-[.C17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2"/>
            <table:table-cell table:style-name="ce104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8</text:p>
            </table:table-cell>
            <table:table-cell table:style-name="ce19" office:value-type="string" calcext:value-type="string" table:number-columns-spanned="1" table:number-rows-spanned="2">
              <text:p>Varianten beschreib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7" calcext:value-type="float" table:number-columns-spanned="1" table:number-rows-spanned="2">
              <text:p>7</text:p>
            </table:table-cell>
            <table:table-cell table:style-name="ce36" table:formula="of:=[.D19]-[.C19]" office:value-type="float" office:value="-1" calcext:value-type="float" table:number-columns-spanned="1" table:number-rows-spanned="2">
              <text:p>-1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Default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9</text:p>
            </table:table-cell>
            <table:table-cell table:style-name="ce19" office:value-type="string" calcext:value-type="string" table:number-columns-spanned="1" table:number-rows-spanned="2">
              <text:p>Varianten evaluieren &amp; auswähl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1]-[.C21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ce172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0</text:p>
            </table:table-cell>
            <table:table-cell table:style-name="ce19" office:value-type="string" calcext:value-type="string" table:number-columns-spanned="1" table:number-rows-spanned="2">
              <text:p>Wirtschaftlichkeit evaluieren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23]-[.C23]" office:value-type="float" office:value="2" calcext:value-type="float" table:number-columns-spanned="1" table:number-rows-spanned="2">
              <text:p>2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1</text:p>
            </table:table-cell>
            <table:table-cell table:style-name="ce19" office:value-type="string" calcext:value-type="string" table:number-columns-spanned="1" table:number-rows-spanned="2">
              <text:p>Projektauftrag erstelle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67" table:formula="of:=[.D25]-[.C25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104" table:number-columns-repeated="2"/>
            <table:table-cell table:style-name="ce141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style-name="ce36"/>
            <table:covered-table-cell table:style-name="ce38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 table:number-columns-repeated="2"/>
            <table:table-cell table:style-name="ce132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28:.C38])" office:value-type="float" office:value="66" calcext:value-type="float">
            <text:p>66</text:p>
          </table:table-cell>
          <table:table-cell table:style-name="ce44" table:formula="of:=SUM([.D28:.D38])" office:value-type="float" office:value="16" calcext:value-type="float">
            <text:p>16</text:p>
          </table:table-cell>
          <table:table-cell table:style-name="ce44" table:formula="of:=SUM([.E28:.E38])" office:value-type="float" office:value="-50" calcext:value-type="float">
            <text:p>-50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180" table:number-columns-repeated="3"/>
          <table:table-cell table:style-name="ce81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7" office:value-type="string" calcext:value-type="string" table:number-columns-spanned="1" table:number-rows-spanned="2">
              <text:p>3.1</text:p>
            </table:table-cell>
            <table:table-cell table:style-name="ce19" office:value-type="string" calcext:value-type="string" table:number-columns-spanned="1" table:number-rows-spanned="2">
              <text:p>Portalnamen find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8]-[.C28]" office:value-type="float" office:value="0" calcext:value-type="float" table:number-columns-spanned="1" table:number-rows-spanned="2">
              <text:p>0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04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2</text:p>
            </table:table-cell>
            <table:table-cell table:style-name="ce19" office:value-type="string" calcext:value-type="string" table:number-columns-spanned="1" table:number-rows-spanned="2">
              <text:p>Screens definier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30]-[.C30]" office:value-type="float" office:value="-4" calcext:value-type="float" table:number-columns-spanned="1" table:number-rows-spanned="2">
              <text:p>-4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04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3</text:p>
            </table:table-cell>
            <table:table-cell table:style-name="ce19" office:value-type="string" calcext:value-type="string" table:number-columns-spanned="1" table:number-rows-spanned="2">
              <text:p>Screens designen</text:p>
            </table:table-cell>
            <table:table-cell table:style-name="ce38" office:value-type="float" office:value="24" calcext:value-type="float" table:number-columns-spanned="1" table:number-rows-spanned="2">
              <text:p>24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6" table:formula="of:=[.D32]-[.C32]" office:value-type="float" office:value="-16" calcext:value-type="float" table:number-columns-spanned="1" table:number-rows-spanned="2">
              <text:p>-16</text:p>
            </table:table-cell>
            <table:table-cell table:style-name="ce73" office:value-type="string" calcext:value-type="string" table:number-columns-spanned="1" table:number-rows-spanned="2">
              <text:p>in arbeit</text:p>
            </table:table-cell>
            <table:table-cell table:style-name="ce79" office:value-type="string" calcext:value-type="string" table:number-columns-spanned="1" table:number-rows-spanned="2">
              <text:p>DS,J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04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4</text:p>
            </table:table-cell>
            <table:table-cell table:style-name="ce19" office:value-type="string" calcext:value-type="string" table:number-columns-spanned="1" table:number-rows-spanned="2">
              <text:p>Software Architektur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34]-[.C34]" office:value-type="float" office:value="-10" calcext:value-type="float" table:number-columns-spanned="1" table:number-rows-spanned="2">
              <text:p>-10</text:p>
            </table:table-cell>
            <table:table-cell table:style-name="ce73" office:value-type="string" calcext:value-type="string" table:number-columns-spanned="1" table:number-rows-spanned="2">
              <text:p>in arbei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/>
            <table:table-cell table:style-name="ce104" table:number-columns-repeated="2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5</text:p>
            </table:table-cell>
            <table:table-cell table:style-name="ce19" office:value-type="string" calcext:value-type="string" table:number-columns-spanned="1" table:number-rows-spanned="2">
              <text:p>Test Konzept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table:number-columns-spanned="1" table:number-rows-spanned="2"/>
            <table:table-cell table:style-name="ce36" table:formula="of:=[.D36]-[.C36]" office:value-type="float" office:value="-12" calcext:value-type="float" table:number-columns-spanned="1" table:number-rows-spanned="2">
              <text:p>-12</text:p>
            </table:table-cell>
            <table:table-cell table:style-name="ce73" office:value-type="string" calcext:value-type="string" table:number-columns-spanned="1" table:number-rows-spanned="2">
              <text:p>geplan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2"/>
            <table:table-cell table:style-name="ce104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6</text:p>
            </table:table-cell>
            <table:table-cell table:style-name="ce18" office:value-type="string" calcext:value-type="string" table:number-columns-spanned="1" table:number-rows-spanned="2">
              <text:p>Zwischen-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38]-[.C38]" office:value-type="float" office:value="-8" calcext:value-type="float" table:number-columns-spanned="1" table:number-rows-spanned="2">
              <text:p>-8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41:.C53])" office:value-type="float" office:value="136" calcext:value-type="float">
            <text:p>136</text:p>
          </table:table-cell>
          <table:table-cell table:style-name="ce44" table:formula="of:=SUM([.D41:.D53])" office:value-type="float" office:value="0" calcext:value-type="float">
            <text:p>0</text:p>
          </table:table-cell>
          <table:table-cell table:style-name="ce44" table:formula="of:=SUM([.E41:.E53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80"/>
          <table:table-cell table:style-name="ce149"/>
          <table:table-cell table:style-name="ce180" table:number-columns-repeated="2"/>
          <table:table-cell table:style-name="ce81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4.1</text:p>
            </table:table-cell>
            <table:table-cell table:style-name="ce18" office:value-type="string" calcext:value-type="string" table:number-columns-spanned="1" table:number-rows-spanned="2">
              <text:p>Screens in HTML/CSS umsetzen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6" table:formula="of:=[.D41]-[.C41]" office:value-type="float" office:value="-24" calcext:value-type="float" table:number-columns-spanned="1" table:number-rows-spanned="2">
              <text:p>-24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2</text:p>
            </table:table-cell>
            <table:table-cell table:style-name="ce19" office:value-type="string" calcext:value-type="string" table:number-columns-spanned="1" table:number-rows-spanned="2">
              <text:p>Initialisierung Backend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3]-[.C43]" office:value-type="float" office:value="-8" calcext:value-type="float" table:number-columns-spanned="1" table:number-rows-spanned="2">
              <text:p>-8</text:p>
            </table:table-cell>
            <table:table-cell table:style-name="ce73" office:value-type="string" calcext:value-type="string" table:number-columns-spanned="1" table:number-rows-spanned="2">
              <text:p>geplan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3</text:p>
            </table:table-cell>
            <table:table-cell table:style-name="ce19" office:value-type="string" calcext:value-type="string" table:number-columns-spanned="1" table:number-rows-spanned="2">
              <text:p>Implementation Registrierung/Logi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5]-[.C45]" office:value-type="float" office:value="-8" calcext:value-type="float" table:number-columns-spanned="1" table:number-rows-spanned="2">
              <text:p>-8</text:p>
            </table:table-cell>
            <table:table-cell table:style-name="ce73" office:value-type="string" calcext:value-type="string" table:number-columns-spanned="1" table:number-rows-spanned="2">
              <text:p>geplan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4</text:p>
            </table:table-cell>
            <table:table-cell table:style-name="ce19" office:value-type="string" calcext:value-type="string" table:number-columns-spanned="1" table:number-rows-spanned="2">
              <text:p>Implementation Passwort Reset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7]-[.C47]" office:value-type="float" office:value="-8" calcext:value-type="float" table:number-columns-spanned="1" table:number-rows-spanned="2">
              <text:p>-8</text:p>
            </table:table-cell>
            <table:table-cell table:style-name="ce73" office:value-type="string" calcext:value-type="string" table:number-columns-spanned="1" table:number-rows-spanned="2">
              <text:p>geplan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5</text:p>
            </table:table-cell>
            <table:table-cell table:style-name="ce18" office:value-type="string" calcext:value-type="string" table:number-columns-spanned="1" table:number-rows-spanned="2">
              <text:p>Implementation der Screens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8" table:formula="of:=[.D49]-[.C49]" office:value-type="float" office:value="-24" calcext:value-type="float" table:number-columns-spanned="1" table:number-rows-spanned="2">
              <text:p>-24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104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6</text:p>
            </table:table-cell>
            <table:table-cell table:style-name="ce18" office:value-type="string" calcext:value-type="string" table:number-columns-spanned="1" table:number-rows-spanned="2">
              <text:p>Implementation Suche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8" table:formula="of:=[.D51]-[.C51]" office:value-type="float" office:value="-16" calcext:value-type="float" table:number-columns-spanned="1" table:number-rows-spanned="2">
              <text:p>-16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104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7</text:p>
            </table:table-cell>
            <table:table-cell table:style-name="ce18" office:value-type="string" calcext:value-type="string" table:number-columns-spanned="1" table:number-rows-spanned="2">
              <text:p>Tests erstellen</text:p>
            </table:table-cell>
            <table:table-cell table:style-name="ce36" table:formula="of:=SUM([.C43:.C51])*0.75" office:value-type="float" office:value="48" calcext:value-type="float" table:number-columns-spanned="1" table:number-rows-spanned="2">
              <text:p>48</text:p>
            </table:table-cell>
            <table:table-cell table:style-name="ce36" table:number-columns-spanned="1" table:number-rows-spanned="2"/>
            <table:table-cell table:style-name="ce38" table:formula="of:=[.D53]-[.C53]" office:value-type="float" office:value="-48" calcext:value-type="float" table:number-columns-spanned="1" table:number-rows-spanned="2">
              <text:p>-48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4"/>
            <table:table-cell table:style-name="ce131"/>
            <table:table-cell table:style-name="ce104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56:.C62])" office:value-type="float" office:value="36" calcext:value-type="float">
              <text:p>36</text:p>
            </table:table-cell>
            <table:table-cell table:style-name="ce44" table:formula="of:=SUM([.D56:.D62])" office:value-type="float" office:value="0" calcext:value-type="float">
              <text:p>0</text:p>
            </table:table-cell>
            <table:table-cell table:style-name="ce44" table:formula="of:=SUM([.E56:.E6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3"/>
            <table:table-cell table:style-name="ce106"/>
            <table:table-cell table:style-name="ce81" table:number-columns-repeated="3"/>
            <table:table-cell table:style-name="ce106"/>
            <table:table-cell table:style-name="ce81" table:number-columns-repeated="4"/>
            <table:table-cell table:style-name="ce106"/>
            <table:table-cell table:style-name="ce81" table:number-columns-repeated="2"/>
            <table:table-cell table:style-name="ce180"/>
            <table:table-cell table:style-name="ce149"/>
            <table:table-cell table:style-name="ce81" table:number-columns-repeated="4"/>
            <table:table-cell table:style-name="ce138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1</text:p>
            </table:table-cell>
            <table:table-cell table:style-name="ce18" office:value-type="string" calcext:value-type="string" table:number-columns-spanned="1" table:number-rows-spanned="2">
              <text:p>Management Summary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table:number-columns-spanned="1" table:number-rows-spanned="2"/>
            <table:table-cell table:style-name="ce36" table:formula="of:=[.D56]-[.C56]" office:value-type="float" office:value="-4" calcext:value-type="float" table:number-columns-spanned="1" table:number-rows-spanned="2">
              <text:p>-4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33" table:number-columns-repeated="4"/>
            <table:table-cell table:style-name="ce150"/>
            <table:table-cell table:style-name="ce118" table:number-columns-repeated="2"/>
            <table:table-cell table:style-name="ce104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34" table:number-columns-repeated="4"/>
            <table:table-cell table:style-name="ce152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2</text:p>
            </table:table-cell>
            <table:table-cell table:style-name="ce18" office:value-type="string" calcext:value-type="string" table:number-columns-spanned="1" table:number-rows-spanned="2">
              <text:p>Bericht ausdrucken, binden &amp; senden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58]-[.C58]" office:value-type="float" office:value="-8" calcext:value-type="float" table:number-columns-spanned="1" table:number-rows-spanned="2">
              <text:p>-8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2"/>
            <table:table-cell table:style-name="ce130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3</text:p>
            </table:table-cell>
            <table:table-cell table:style-name="ce18" office:value-type="string" calcext:value-type="string" table:number-columns-spanned="1" table:number-rows-spanned="2">
              <text:p>Diplomarbeit bewerten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6" table:formula="of:=[.D60]-[.C60]" office:value-type="float" office:value="-16" calcext:value-type="float" table:number-columns-spanned="1" table:number-rows-spanned="2">
              <text:p>-16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4</text:p>
            </table:table-cell>
            <table:table-cell table:style-name="ce18" office:value-type="string" calcext:value-type="string" table:number-columns-spanned="1" table:number-rows-spanned="2">
              <text:p>Abschluss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62]-[.C62]" office:value-type="float" office:value="-8" calcext:value-type="float" table:number-columns-spanned="1" table:number-rows-spanned="2">
              <text:p>-8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4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5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13];[.C15:.C21];[.C28:.C38];[.C41:.C53];[.C56:.C62])" office:value-type="float" office:value="286" calcext:value-type="float">
            <text:p>286</text:p>
          </table:table-cell>
          <table:table-cell table:style-name="ce54" table:formula="of:=SUM([.D5:.D13];[.D15:.D21];[.D28:.D38];[.D41:.D53];[.D56:.D62])" office:value-type="float" office:value="69" calcext:value-type="float">
            <text:p>69</text:p>
          </table:table-cell>
          <table:table-cell table:style-name="ce54" table:formula="of:=SUM([.E5:.E13];[.E15:.E21];[.E28:.E38];[.E41:.E53];[.E56:.E62])" office:value-type="float" office:value="-217" calcext:value-type="float">
            <text:p>-217</text:p>
          </table:table-cell>
          <table:table-cell table:style-name="ce55"/>
          <table:table-cell table:number-columns-repeated="1018"/>
        </table:table-row>
        <table:table-row table:style-name="ro5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2"/>
          <table:table-cell table:style-name="ce120" office:value-type="string" calcext:value-type="string" table:number-columns-spanned="3" table:number-rows-spanned="1">
            <text:p>Geplant</text:p>
          </table:table-cell>
          <table:covered-table-cell table:number-columns-repeated="2" table:style-name="ce104"/>
          <table:table-cell table:style-name="ce128" office:value-type="string" calcext:value-type="string" table:number-columns-spanned="4" table:number-rows-spanned="1">
            <text:p>Wie geplant</text:p>
          </table:table-cell>
          <table:covered-table-cell table:number-columns-repeated="3"/>
          <table:table-cell table:style-name="ce135" office:value-type="string" calcext:value-type="string" table:number-columns-spanned="6" table:number-rows-spanned="1">
            <text:p>Ausserhalb Planung</text:p>
          </table:table-cell>
          <table:covered-table-cell table:number-columns-repeated="5"/>
          <table:table-cell table:style-name="ce136" office:value-type="string" calcext:value-type="string" table:number-columns-spanned="4" table:number-rows-spanned="1">
            <text:p>Meilenstein</text:p>
          </table:table-cell>
          <table:covered-table-cell table:number-columns-repeated="3"/>
          <table:table-cell table:number-columns-repeated="999"/>
        </table:table-row>
        <table:table-row table:style-name="ro6">
          <table:table-cell/>
          <table:table-cell table:style-name="ce37"/>
          <table:table-cell table:style-name="ce56" table:formula="of:=[.C65]" office:value-type="float" office:value="286" calcext:value-type="float">
            <text:p>286</text:p>
          </table:table-cell>
          <table:table-cell table:style-name="ce56" table:formula="of:=[.D65]" office:value-type="float" office:value="69" calcext:value-type="float">
            <text:p>69</text:p>
          </table:table-cell>
          <table:table-cell table:style-name="ce86" table:formula="of:=ABS([.E65])" office:value-type="float" office:value="217" calcext:value-type="float">
            <text:p>21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7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5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49" office:value-type="string" calcext:value-type="string" table:number-columns-spanned="2" table:number-rows-spanned="1">
            <text:p>SB</text:p>
          </table:table-cell>
          <table:covered-table-cell table:style-name="ce49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49" office:value-type="string" calcext:value-type="string" table:number-columns-spanned="2" table:number-rows-spanned="1">
            <text:p>SR</text:p>
          </table:table-cell>
          <table:covered-table-cell table:style-name="ce49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JS</text:p>
          </table:table-cell>
          <table:covered-table-cell table:style-name="ce50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8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9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10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10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10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10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10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90" office:value-type="string" calcext:value-type="string" table:number-columns-spanned="3" table:number-rows-spanned="1">
            <text:p>Kosten</text:p>
          </table:table-cell>
          <table:covered-table-cell table:number-columns-repeated="2" table:style-name="ce190"/>
          <table:table-cell table:number-columns-repeated="1018"/>
        </table:table-row>
        <table:table-row table:style-name="ro10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10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10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10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10">
          <table:table-cell table:style-name="ce167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67"/>
          <table:table-cell table:style-name="ce181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0">
          <table:table-cell table:style-name="ce168" office:value-type="string" calcext:value-type="string" table:number-columns-spanned="2" table:number-rows-spanned="1">
            <text:p>Total Kosten Projekt</text:p>
          </table:table-cell>
          <table:covered-table-cell table:style-name="ce168"/>
          <table:table-cell table:number-columns-repeated="1022"/>
        </table:table-row>
        <table:table-row table:style-name="ro10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10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10">
          <table:table-cell table:style-name="ce213" office:value-type="string" calcext:value-type="string">
            <text:p>Total</text:p>
          </table:table-cell>
          <table:table-cell table:style-name="ce181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5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10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6" office:value-type="string" calcext:value-type="string">
            <text:p>2.1</text:p>
          </table:table-cell>
          <table:table-cell table:style-name="ce18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2</text:p>
          </table:table-cell>
          <table:table-cell table:style-name="ce19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3</text:p>
          </table:table-cell>
          <table:table-cell table:style-name="ce19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4</text:p>
          </table:table-cell>
          <table:table-cell table:style-name="ce19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5</text:p>
          </table:table-cell>
          <table:table-cell table:style-name="ce19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6</text:p>
          </table:table-cell>
          <table:table-cell table:style-name="ce19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7</text:p>
          </table:table-cell>
          <table:table-cell table:style-name="ce19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8</text:p>
          </table:table-cell>
          <table:table-cell table:style-name="ce18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9</text:p>
          </table:table-cell>
          <table:table-cell table:style-name="ce18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2.10</text:p>
          </table:table-cell>
          <table:table-cell table:style-name="ce18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116" office:value-type="string" calcext:value-type="string">
            <text:p>3.1</text:p>
          </table:table-cell>
          <table:table-cell table:style-name="ce19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10">
          <table:table-cell table:style-name="ce116" office:value-type="string" calcext:value-type="string">
            <text:p>3.2</text:p>
          </table:table-cell>
          <table:table-cell table:style-name="ce19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10">
          <table:table-cell table:style-name="ce116" office:value-type="string" calcext:value-type="string">
            <text:p>3.3</text:p>
          </table:table-cell>
          <table:table-cell table:style-name="ce19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10">
          <table:table-cell table:style-name="ce116" office:value-type="string" calcext:value-type="string">
            <text:p>3.4</text:p>
          </table:table-cell>
          <table:table-cell table:style-name="ce19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5</text:p>
          </table:table-cell>
          <table:table-cell table:style-name="ce19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6</text:p>
          </table:table-cell>
          <table:table-cell table:style-name="ce18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7</text:p>
          </table:table-cell>
          <table:table-cell table:style-name="ce18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8</text:p>
          </table:table-cell>
          <table:table-cell table:style-name="ce19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9</text:p>
          </table:table-cell>
          <table:table-cell table:style-name="ce18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10</text:p>
          </table:table-cell>
          <table:table-cell table:style-name="ce18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116" office:value-type="string" calcext:value-type="string">
            <text:p>3.11</text:p>
          </table:table-cell>
          <table:table-cell table:style-name="ce18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8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2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3">
          <table:table-cell table:style-name="ce6" office:value-type="string" calcext:value-type="string">
            <text:p>4.1</text:p>
          </table:table-cell>
          <table:table-cell table:style-name="ce18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style-name="ce7" office:value-type="string" calcext:value-type="string">
            <text:p>4.2</text:p>
          </table:table-cell>
          <table:table-cell table:style-name="ce19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4.3</text:p>
          </table:table-cell>
          <table:table-cell table:style-name="ce18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7" office:value-type="string" calcext:value-type="string">
            <text:p>4.4</text:p>
          </table:table-cell>
          <table:table-cell table:style-name="ce18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4.5</text:p>
          </table:table-cell>
          <table:table-cell table:style-name="ce18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7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4.7</text:p>
          </table:table-cell>
          <table:table-cell table:style-name="ce18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7" office:value-type="string" calcext:value-type="string">
            <text:p>4.8</text:p>
          </table:table-cell>
          <table:table-cell table:style-name="ce18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10">
          <table:table-cell table:style-name="ce6" office:value-type="string" calcext:value-type="string">
            <text:p>4.9</text:p>
          </table:table-cell>
          <table:table-cell table:style-name="ce18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10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.00.0000</text:date>, <text:time style:data-style-name="N2" text:time-value="18:06:35.154629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21T18:08:05.772704444</dc:date>
    <meta:editing-cycles>74</meta:editing-cycles>
    <dc:subject>Projektstrukturplan</dc:subject>
    <dc:title>PSP Projekt MOCS</dc:title>
    <meta:editing-duration>PT12H46M7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3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81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6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